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alibri" fo:font-size="12pt" officeooo:rsid="002ea45d" officeooo:paragraph-rsid="002ea45d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zione fisica database Gym:</text:p>
      <text:p text:style-name="P1"/>
      <text:p text:style-name="P1">CREATE TABLE allenamenti(</text:p>
      <text:p text:style-name="P1"><text:s text:c="4"/>idA INT AUTO_INCREMENT PRIMARY KEY,</text:p>
      <text:p text:style-name="P1"><text:s text:c="4"/>nome varchar(40) not null,</text:p>
      <text:p text:style-name="P1"><text:s text:c="4"/>tempo TIME not null,</text:p>
      <text:p text:style-name="P1"><text:s text:c="4"/>imgA blob,</text:p>
      <text:p text:style-name="P1"><text:s text:c="4"/>volumeTot FLOAT not null,</text:p>
      <text:p text:style-name="P1"><text:s text:c="4"/>username varchar(40) not null,</text:p>
      <text:p text:style-name="P1"><text:s text:c="4"/>FOREIGN KEY (username) REFERENCES iscritto(username));</text:p>
      <text:p text:style-name="P1"/>
      <text:p text:style-name="P1">CREATE TABLE esercizi(</text:p>
      <text:p text:style-name="P1"><text:s text:c="4"/>idEs INT AUTO_INCREMENT PRIMARY KEY,</text:p>
      <text:p text:style-name="P1"><text:s text:c="4"/>nome varchar(30) not null,</text:p>
      <text:p text:style-name="P1"><text:s text:c="4"/>musPrimario varchar(30) not null,</text:p>
      <text:p text:style-name="P1"><text:s text:c="4"/>musSecondari varchar(255),</text:p>
      <text:p text:style-name="P1"><text:s text:c="4"/>tipoAttrezzatura varchar(255) not null);</text:p>
      <text:p text:style-name="P1"/>
      <text:p text:style-name="P1">CREATE TABLE serie(</text:p>
      <text:p text:style-name="P1"><text:s text:c="4"/>peso int,</text:p>
      <text:p text:style-name="P1"><text:s text:c="4"/>ripetizioni int,</text:p>
      <text:p text:style-name="P1"><text:s text:c="4"/>livAffaticamento int not null,</text:p>
      <text:p text:style-name="P1"><text:s text:c="4"/>PRIMARY KEY(peso, ripetizioni));</text:p>
      <text:p text:style-name="P1"/>
      <text:p text:style-name="P1">CREATE TABLE comporre(</text:p>
      <text:p text:style-name="P1"><text:s text:c="4"/>idA int,</text:p>
      <text:p text:style-name="P1"><text:s text:c="4"/>peso int,</text:p>
      <text:p text:style-name="P1"><text:s text:c="4"/>ripetizioni int,</text:p>
      <text:p text:style-name="P1"><text:s text:c="4"/>idEs int,</text:p>
      <text:p text:style-name="P1"><text:s text:c="4"/>dataA date not null,</text:p>
      <text:p text:style-name="P1"><text:s text:c="4"/>FOREIGN KEY (idA) REFERENCES allenamenti(idA),</text:p>
      <text:p text:style-name="P1"><text:s text:c="4"/>FOREIGN KEY (peso,ripetizioni) REFERENCES serie(peso,ripetizioni),</text:p>
      <text:p text:style-name="P1"><text:s text:c="4"/>FOREIGN KEY (idEs) REFERENCES esercizi(idEs),</text:p>
      <text:p text:style-name="P1"><text:s text:c="4"/>PRIMARY KEY(idA, peso, ripetizioni, idEs));</text:p>
      <text:p text:style-name="P1"/>
      <text:p text:style-name="P1"><text:soft-page-break/>CREATE TABLE tecnici (</text:p>
      <text:p text:style-name="P1"><text:s text:c="4"/>username varchar(40) PRIMARY KEY,</text:p>
      <text:p text:style-name="P1"><text:s text:c="4"/>codF varchar(16),</text:p>
      <text:p text:style-name="P1"><text:s text:c="4"/>nome varchar(40) NOT NULL,</text:p>
      <text:p text:style-name="P1"><text:s text:c="4"/>cognome varchar(40) NOT NULL,</text:p>
      <text:p text:style-name="P1"><text:s text:c="4"/>numTel varchar(10) NOT NULL,</text:p>
      <text:p text:style-name="P1"><text:s text:c="4"/>imgProfilo blob,</text:p>
      <text:p text:style-name="P1"><text:s text:c="4"/>mail varchar(40),</text:p>
      <text:p text:style-name="P1"><text:s text:c="4"/>psw varchar(60) not null,</text:p>
      <text:p text:style-name="P1"><text:s text:c="4"/>docIdentificativi blob not null,</text:p>
      <text:p text:style-name="P1"><text:s text:c="4"/>qualificheProfessionali varchar(130) not null</text:p>
      <text:p text:style-name="P1">);</text:p>
      <text:p text:style-name="P1"/>
      <text:p text:style-name="P1">CREATE TABLE attrezzatura(</text:p>
      <text:p text:style-name="P1"><text:s text:c="4"/>codSerie varchar(30) PRIMARY KEY,</text:p>
      <text:p text:style-name="P1"><text:s text:c="4"/>nome varchar(30),</text:p>
      <text:p text:style-name="P1"><text:s text:c="4"/>marca varchar(30));</text:p>
      <text:p text:style-name="P1"/>
      <text:p text:style-name="P1">CREATE TABLE riparazioniinstallazioni(</text:p>
      <text:p text:style-name="P1"><text:s text:c="4"/>username varchar(40),</text:p>
      <text:p text:style-name="P1"><text:s text:c="4"/>codAtt varchar(30),</text:p>
      <text:p text:style-name="P1"><text:s text:c="4"/>dataUltimaRipInst date,</text:p>
      <text:p text:style-name="P1"><text:s text:c="4"/>descrizione varchar(255),</text:p>
      <text:p text:style-name="P1"><text:s text:c="4"/>FOREIGN KEY (username) REFERENCES tecnici(username),</text:p>
      <text:p text:style-name="P1"><text:s text:c="4"/>FOREIGN KEY (codAtt) REFERENCES attrezzatura(codSerie),</text:p>
      <text:p text:style-name="P1"><text:s text:c="4"/>PRIMARY KEY(username, codAtt));</text:p>
      <text:p text:style-name="P1"><text:s text:c="4"/></text:p>
      <text:p text:style-name="P1">CREATE TABLE allenatori (</text:p>
      <text:p text:style-name="P1"><text:s text:c="4"/>username varchar(40) PRIMARY KEY,</text:p>
      <text:p text:style-name="P1"><text:s text:c="4"/>codF varchar(16),</text:p>
      <text:p text:style-name="P1"><text:s text:c="4"/>nome varchar(40) NOT NULL,</text:p>
      <text:p text:style-name="P1"><text:s text:c="4"/>cognome varchar(40) NOT NULL,</text:p>
      <text:p text:style-name="P1"><text:s text:c="4"/>numTel varchar(10) NOT NULL,</text:p>
      <text:p text:style-name="P1"><text:s text:c="4"/>imgProfilo blob,</text:p>
      <text:p text:style-name="P1"><text:s text:c="4"/>mail varchar(40),</text:p>
      <text:p text:style-name="P1"><text:s text:c="4"/>psw varchar(60) not null,</text:p>
      <text:p text:style-name="P1"><text:soft-page-break/><text:s text:c="4"/>docIdentificativi blob not null,</text:p>
      <text:p text:style-name="P1"><text:s text:c="4"/>attCertificazione blob not null,</text:p>
      <text:p text:style-name="P1"><text:s text:c="4"/>valutazione float</text:p>
      <text:p text:style-name="P1">);</text:p>
      <text:p text:style-name="P1"/>
      <text:p text:style-name="P1">CREATE TABLE turno(</text:p>
      <text:p text:style-name="P1"><text:s text:c="4"/>giornoSettimana enum('Lunedì','Martedì','Mercoledì','Giovedì','Venerdì','Sabato','Domenica'),</text:p>
      <text:p text:style-name="P1"><text:s text:c="4"/>username varchar(40),</text:p>
      <text:p text:style-name="P1"><text:s text:c="4"/>oraInizio time not null,</text:p>
      <text:p text:style-name="P1"><text:s text:c="4"/>oraFine time not null,</text:p>
      <text:p text:style-name="P1"><text:s text:c="4"/>FOREIGN KEY (username) REFERENCES allenatori(username),</text:p>
      <text:p text:style-name="P1"><text:s text:c="4"/>PRIMARY KEY (giornoSettimana, username));</text:p>
      <text:p text:style-name="P1"/>
      <text:p text:style-name="P1">CREATE TABLE Segreteria(</text:p>
      <text:p text:style-name="P1"><text:s text:c="4"/>username varchar(40) PRIMARY KEY,</text:p>
      <text:p text:style-name="P1"><text:s text:c="4"/>psw varchar(40) not null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09:46:56.581000000</meta:creation-date>
    <dc:date>2024-02-26T22:35:32</dc:date>
    <meta:editing-duration>PT2H32M46S</meta:editing-duration>
    <meta:editing-cycles>19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78" meta:word-count="256" meta:character-count="2402" meta:non-whitespace-character-count="1963"/>
  </office:meta>
</office:document-meta>
</file>